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margin-top="0cm" fo:margin-bottom="0.499cm" fo:padding="0cm" fo:border="none"/>
    </style:style>
    <style:style style:name="P3" style:family="paragraph" style:parent-style-name="Standard">
      <style:paragraph-properties fo:padding="0cm" fo:border="none"/>
    </style:style>
    <style:style style:name="P4" style:family="paragraph" style:parent-style-name="Text_20_body">
      <style:paragraph-properties fo:margin-left="0cm" fo:margin-right="0cm" fo:margin-top="0.318cm" fo:margin-bottom="0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1" fo:font-size="10.5pt" fo:letter-spacing="normal" fo:font-style="italic" fo:font-weight="normal"/>
    </style:style>
    <style:style style:name="P5" style:family="paragraph" style:parent-style-name="Text_20_body">
      <style:paragraph-properties fo:margin-left="0cm" fo:margin-right="0cm" fo:margin-top="0.318cm" fo:margin-bottom="0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1" fo:font-size="10.5pt" fo:letter-spacing="normal" fo:font-style="italic" fo:font-weight="normal"/>
    </style:style>
    <style:style style:name="P6" style:family="paragraph" style:parent-style-name="Standard">
      <style:paragraph-properties fo:margin-top="0cm" fo:margin-bottom="0.499cm" fo:padding="0cm" fo:border="none"/>
      <style:text-properties fo:font-variant="normal" fo:text-transform="none" fo:color="#000000" style:font-name="Arial" fo:font-size="10.5pt" fo:letter-spacing="normal" fo:language="de" fo:country="DE" fo:font-style="normal" style:text-underline-style="none" fo:font-weight="normal" style:font-size-asian="10.5pt" style:font-size-complex="10.5pt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>
      <style:paragraph-properties fo:text-align="start"/>
      <style:text-properties style:text-line-through-style="none" style:font-name="Courier New" fo:font-size="10pt" fo:font-style="normal" style:text-underline-style="none"/>
    </style:style>
    <style:style style:name="P9" style:family="paragraph">
      <style:paragraph-properties fo:text-align="star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file:///powiadomienia" xlink:type="simple">
          <form:text form:name="data[NewsletterRecipient][email]" form:control-implementation="ooo:com.sun.star.form.component.TextField" xml:id="control1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heckbox form:name="data[NewsletterRecipient][lang_pl]" form:control-implementation="ooo:com.sun.star.form.component.CheckBox" xml:id="control2" form:id="control2" form:value="1" form: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data[NewsletterRecipient][lang_de]" form:control-implementation="ooo:com.sun.star.form.component.CheckBox" xml:id="control3" form:id="control3" form:value="1" form:state="checked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  <form:form form:name="WW-Standard" form:apply-filter="true" form:control-implementation="ooo:com.sun.star.form.component.Form" office:target-frame="" xlink:href="" xlink:type="simple">
          <form:checkbox form:name="Wybór5" form:control-implementation="ooo:com.sun.star.form.component.CheckBox" xml:id="control4" form:id="control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ferty pracy<text:line-break/></text:p>
      <text:p text:style-name="Standard"><text:span text:style-name="T3">Wszystkie kategorie:</text:span></text:p>
      <text:p text:style-name="P4">automotive</text:p>
      <text:p text:style-name="P4">biuro i administracja</text:p>
      <text:p text:style-name="P4">budownictwo</text:p>
      <text:p text:style-name="P4">gastronomia</text:p>
      <text:p text:style-name="P4">hr, kadry i rekrutacja</text:p>
      <text:p text:style-name="P4">telekomunikacja</text:p>
      <text:p text:style-name="P4">telemarketing i call center</text:p>
      <text:p text:style-name="P4">turystyka</text:p>
      <text:p text:style-name="P4">tworzywa sztuczne</text:p>
      <text:p text:style-name="P4">energetyka</text:p>
      <text:p text:style-name="P4">elektryka/elektronika</text:p>
      <text:p text:style-name="P4">informatyka</text:p>
      <text:p text:style-name="P4">logistyka</text:p>
      <text:p text:style-name="P4">media</text:p>
      <text:p text:style-name="P4">medycyna</text:p>
      <text:p text:style-name="P4">motoryzacja</text:p>
      <text:p text:style-name="P4">opieka</text:p>
      <text:p text:style-name="P4">poligrafia</text:p>
      <text:p text:style-name="P4">przemysł/produkcja</text:p>
      <text:p text:style-name="P4">spedycja</text:p>
      <text:p text:style-name="P4">sprzątanie i pomoc domowa</text:p>
      <text:p text:style-name="Standard"/>
      <text:p text:style-name="Standard">Nazwa stanowiska:</text:p>
      <text:p text:style-name="Standard">Kraj: (do wyboru: kraje od A do Z)</text:p>
      <text:p text:style-name="Standard">Lokalizacja:</text:p>
      <text:p text:style-name="Standard"/>
      <text:p text:style-name="Standard"/>
      <text:p text:style-name="Standard">Ogłoszenie</text:p>
      <text:p text:style-name="Standard"/>
      <text:p text:style-name="Standard">Tytuł: <text:s text:c="19"/>Nowa oferta: (możliwość zaznaczenia tej opcji wiąże się z wyświetleniem oferty pracy na "z informacją /Nowa Oferta/")</text:p>
      <text:p text:style-name="Standard">Nr ref.:</text:p>
      <text:p text:style-name="Standard">Flaga:</text:p>
      <text:p text:style-name="Standard">Lokalizacja: <text:s text:c="3"/></text:p>
      <text:p text:style-name="Standard">Rodzaj stanowiska:</text:p>
      <text:p text:style-name="Standard">Opis stanowiska:</text:p>
      <text:p text:style-name="Standard">Wymagania:</text:p>
      <text:p text:style-name="Standard">Oferta:</text:p>
      <text:p text:style-name="Standard"><text:soft-page-break/>Dodatkowe informacje:</text:p>
      <text:p text:style-name="Standard">Kontakt:</text:p>
      <text:p text:style-name="Standard"/>
      <text:p text:style-name="Standard"/>
      <text:p text:style-name="Standard">Miejsce pracy: .... <text:s text:c="29"/>Kraj:....flaga... <text:s text:c="27"/>Data publikacji:...................</text:p>
      <text:p text:style-name="Standard"/>
      <text:p text:style-name="Standard">Po kliknięciu na ofertę pracy, koniecznie musi być przycisk "APLIKUJ"</text:p>
      <text:p text:style-name="Standard"/>
      <text:p text:style-name="Standard"/>
      <text:p text:style-name="Standard">Można się wzorować na:</text:p>
      <text:p text:style-name="Standard"><text:a xlink:type="simple" xlink:href="http://www.aterima.pl/oferty/praca-w-niemczech">http://www.aterima.pl/oferty/praca-w-niemczech</text:a></text:p>
      <text:p text:style-name="Standard"/>
      <text:p text:style-name="Standard"/>
      <text:p text:style-name="P1"/>
      <text:p text:style-name="P1">Powiadomienia mailowe </text:p>
      <text:p text:style-name="P2">Chcesz być na bieżąco z najnowszymi ofertami pracy? Włącz powiadomienia mailowe! <text:line-break/>Na Twój adres e-mail będziemy wysyłać aktualne ogłoszenia. </text:p>
      <text:p text:style-name="P3">Adres e-mail<text:bookmark text:name="NewsletterRecipientEmail"/><draw:control text:anchor-type="as-char" draw:z-index="0" draw:style-name="gr1" draw:text-style-name="P8" svg:width="4.34cm" svg:height="0.742cm" draw:control="control1"/></text:p>
      <text:section text:style-name="Sect1" text:name="JobpostingNotificationCountries">
        <text:p text:style-name="P3">Preferowane miejsce pracy: </text:p>
        <text:p text:style-name="P3">Preferowane stanowisko:</text:p>
        <text:section text:style-name="Sect1" text:name="JobpostingNotificationCountriesDiv">
          <text:p text:style-name="P3"><text:bookmark text:name="NewsletterRecipientLangPl"/><draw:control text:anchor-type="as-char" draw:z-index="1" draw:style-name="gr1" draw:text-style-name="P9" svg:width="0.345cm" svg:height="0.345cm" draw:control="control2"/>Polska</text:p>
          <text:p text:style-name="P3"><text:bookmark text:name="NewsletterRecipientLangDe"/><draw:control text:anchor-type="as-char" draw:z-index="2" draw:style-name="gr1" draw:text-style-name="P9" svg:width="0.345cm" svg:height="0.345cm" draw:control="control3"/>Niemcy</text:p>
        </text:section>
      </text:section>
      <text:p text:style-name="P6"><text:span text:style-name="T1"><text:s/></text:span><text:span text:style-name="T2"><text:s text:c="2"/></text:span><text:span text:style-name="T2"><draw:control text:anchor-type="as-char" draw:z-index="3" draw:style-name="gr1" draw:text-style-name="P9" svg:width="0.32cm" svg:height="0.32cm" draw:control="control4"/></text:span><text:span text:style-name="T2"> *Niniejszym oświadczam, że zgodnie z art. 23 ust. 1 pkt 1 ustawy z dnia 29 sierpnia 1997 r. o ochronie danych osobowych (Dz.U. z 2002 r. Nr 101, poz. 926) wyrażam zgodę na przetwarzanie wyżej wymienionych moich danych osobowych przez Winckler Personal w celach marketingowo/sprzedażowych oraz dla potrzeb obecnego oraz przyszłych procesów rekrutacyjnych. Informacje, które podałem/podałam w moim formularzu zgłoszeniowym są kompletne i zgodne ze stanem faktycznym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8M12S</meta:editing-duration>
    <meta:editing-cycles>17</meta:editing-cycles>
    <meta:generator>OpenOffice.org/3.3$Win32 OpenOffice.org_project/330m20$Build-9567</meta:generator>
    <dc:date>2013-09-22T14:58:48.25</dc:date>
    <dc:creator>admin admin</dc:creator>
    <meta:document-statistic meta:table-count="0" meta:image-count="0" meta:object-count="0" meta:page-count="2" meta:paragraph-count="49" meta:word-count="198" meta:character-count="1619"/>
    <meta:user-defined meta:name="Info 1"/>
    <meta:user-defined meta:name="Info 2"/>
    <meta:user-defined meta:name="Info 3"/>
    <meta:user-defined meta:name="Info 4"/>
  </office:meta>
</office:document-meta>
</file>